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navarro">
        <table:table-row>
          <table:table-cell office:value-type="string">
            <text:p>FileName</text:p>
          </table:table-cell>
          <table:table-cell office:value-type="string">
            <text:p>Line</text:p>
          </table:table-cell>
          <table:table-cell office:value-type="string">
            <text:p>LNbr</text:p>
          </table:table-cell>
          <table:table-cell office:value-type="string">
            <text:p>EnjType</text:p>
          </table:table-cell>
        </table:table-row>
        <table:table-row>
          <table:table-cell office:value-type="string">
            <text:p>LopezDeMendoza_25.xml</text:p>
          </table:table-cell>
          <table:table-cell office:value-type="string">
            <text:p>¿sentides, por ventura, los clamore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LopezDeMendoza_25.xml</text:p>
          </table:table-cell>
          <table:table-cell office:value-type="string">
            <text:p>que de Bisançio por letras oístes?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PedroDePadilla_38.xml</text:p>
          </table:table-cell>
          <table:table-cell office:value-type="string">
            <text:p>nunca lo tuvo ni tendrá la vida</text:p>
          </table:table-cell>
          <table:table-cell office:value-type="string">
            <text:p>8</text:p>
          </table:table-cell>
          <table:table-cell office:value-type="string">
            <text:p>B-pb_noun_prep I-ex_subj_verb</text:p>
          </table:table-cell>
        </table:table-row>
        <table:table-row>
          <table:table-cell office:value-type="string">
            <text:p>PedroDePadilla_38.xml</text:p>
          </table:table-cell>
          <table:table-cell office:value-type="string">
            <text:p>del sentido, la vida de la muerte,</text:p>
          </table:table-cell>
          <table:table-cell office:value-type="string">
            <text:p>9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FernandoDeHerrera_60.xml</text:p>
          </table:table-cell>
          <table:table-cell office:value-type="string">
            <text:p>de paciencia y valor, en el postrero</text:p>
          </table:table-cell>
          <table:table-cell office:value-type="string">
            <text:p>4</text:p>
          </table:table-cell>
          <table:table-cell office:value-type="string">
            <text:p>B-pb_adj_noun I-pb_adj_prep</text:p>
          </table:table-cell>
        </table:table-row>
        <table:table-row>
          <table:table-cell office:value-type="string">
            <text:p>FernandoDeHerrera_60.xml</text:p>
          </table:table-cell>
          <table:table-cell office:value-type="string">
            <text:p>trance, arrojando el yugo, desespero,</text:p>
          </table:table-cell>
          <table:table-cell office:value-type="string">
            <text:p>5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LopezDeMendoza_19.xml</text:p>
          </table:table-cell>
          <table:table-cell office:value-type="string">
            <text:p>que los leales; e si tal, sacadme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LopezDeMendoza_19.xml</text:p>
          </table:table-cell>
          <table:table-cell office:value-type="string">
            <text:p>de tan grand pena e sentid mi mal.</text:p>
          </table:table-cell>
          <table:table-cell office:value-type="string">
            <text:p>12</text:p>
          </table:table-cell>
          <table:table-cell office:value-type="string">
            <text:p>I-pb_verb_cprep</text:p>
          </table:table-cell>
        </table:table-row>
        <table:table-row>
          <table:table-cell office:value-type="string">
            <text:p>Quevedo_479.xml</text:p>
          </table:table-cell>
          <table:table-cell office:value-type="string">
            <text:p>y sólo alcanzarás puesto y ofici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Quevedo_479.xml</text:p>
          </table:table-cell>
          <table:table-cell office:value-type="string">
            <text:p>de quien su iniquidad te manifiesta;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LopezDeMendoza_17.xml</text:p>
          </table:table-cell>
          <table:table-cell office:value-type="string">
            <text:p>cuantas padezco desde la jornad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LopezDeMendoza_17.xml</text:p>
          </table:table-cell>
          <table:table-cell office:value-type="string">
            <text:p>que me feriste de golpe mortal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JuanBoscan_40.xml</text:p>
          </table:table-cell>
          <table:table-cell office:value-type="string">
            <text:p>Cuán poco es lo que puedes, pues no muero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JuanBoscan_40.xml</text:p>
          </table:table-cell>
          <table:table-cell office:value-type="string">
            <text:p>de sólo imaginar mi triste suerte</text:p>
          </table:table-cell>
          <table:table-cell office:value-type="string">
            <text:p>12</text:p>
          </table:table-cell>
          <table:table-cell office:value-type="string">
            <text:p>B-pb_adj_noun I-pb_verb_cprep</text:p>
          </table:table-cell>
        </table:table-row>
        <table:table-row>
          <table:table-cell office:value-type="string">
            <text:p>JuanBoscan_62.xml</text:p>
          </table:table-cell>
          <table:table-cell office:value-type="string">
            <text:p>continuo escogen el que más desnudo</text:p>
          </table:table-cell>
          <table:table-cell office:value-type="string">
            <text:p>11</text:p>
          </table:table-cell>
          <table:table-cell office:value-type="string">
            <text:p>B-pb_adj_prep I-pb_adj_noun</text:p>
          </table:table-cell>
        </table:table-row>
        <table:table-row>
          <table:table-cell office:value-type="string">
            <text:p>JuanBoscan_62.xml</text:p>
          </table:table-cell>
          <table:table-cell office:value-type="string">
            <text:p>de Amor y lealtad; y así parece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Gongora_42.xml</text:p>
          </table:table-cell>
          <table:table-cell office:value-type="string">
            <text:p>cual ya por escuchar el dulce cant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Gongora_42.xml</text:p>
          </table:table-cell>
          <table:table-cell office:value-type="string">
            <text:p>de aquel que, de Strimón en la espesura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JuanBoscan_3.xml</text:p>
          </table:table-cell>
          <table:table-cell office:value-type="string">
            <text:p>y más me espanta verme en tal estad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JuanBoscan_3.xml</text:p>
          </table:table-cell>
          <table:table-cell office:value-type="string">
            <text:p>de no poder quitar el pensamiento</text:p>
          </table:table-cell>
          <table:table-cell office:value-type="string">
            <text:p>12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Gongora_104.xml</text:p>
          </table:table-cell>
          <table:table-cell office:value-type="string">
            <text:p>a cuántos dora el sol, a cuántos baña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Gongora_104.xml</text:p>
          </table:table-cell>
          <table:table-cell office:value-type="string">
            <text:p>términos del Océano la espuma,</text:p>
          </table:table-cell>
          <table:table-cell office:value-type="string">
            <text:p>12</text:p>
          </table:table-cell>
          <table:table-cell office:value-type="string">
            <text:p>I-pb_relword</text:p>
          </table:table-cell>
        </table:table-row>
        <table:table-row>
          <table:table-cell office:value-type="string">
            <text:p>ArgensolaLupercio_43.xml</text:p>
          </table:table-cell>
          <table:table-cell office:value-type="string">
            <text:p>Báñela aquella luz, Señor, aquell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ArgensolaLupercio_43.xml</text:p>
          </table:table-cell>
          <table:table-cell office:value-type="string">
            <text:p> que inspira perfecciones a la vida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LopezDeMendoza_34.xml</text:p>
          </table:table-cell>
          <table:table-cell office:value-type="string">
            <text:p>nin el animo mío esta suspenso</text:p>
          </table:table-cell>
          <table:table-cell office:value-type="string">
            <text:p>4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LopezDeMendoza_34.xml</text:p>
          </table:table-cell>
          <table:table-cell office:value-type="string">
            <text:p>de sus combates, con tanta porfía</text:p>
          </table:table-cell>
          <table:table-cell office:value-type="string">
            <text:p>5</text:p>
          </table:table-cell>
          <table:table-cell office:value-type="string">
            <text:p>B-cc_crossclause I-pb_noun_prep</text:p>
          </table:table-cell>
        </table:table-row>
        <table:table-row>
          <table:table-cell office:value-type="string">
            <text:p>JuanaInesDeLaCruz_11.xml</text:p>
          </table:table-cell>
          <table:table-cell office:value-type="string">
            <text:p>quisiera gobernar con atrevida</text:p>
          </table:table-cell>
          <table:table-cell office:value-type="string">
            <text:p>11</text:p>
          </table:table-cell>
          <table:table-cell office:value-type="string">
            <text:p>B-pb_adj_noun I-ex_subj_verb</text:p>
          </table:table-cell>
        </table:table-row>
        <table:table-row>
          <table:table-cell office:value-type="string">
            <text:p>JuanaInesDeLaCruz_11.xml</text:p>
          </table:table-cell>
          <table:table-cell office:value-type="string">
            <text:p>mano, el rápido carro en luz bañado</text:p>
          </table:table-cell>
          <table:table-cell office:value-type="string">
            <text:p>12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FernandoDeHerrera_298.xml</text:p>
          </table:table-cell>
          <table:table-cell office:value-type="string">
            <text:p>desierto yace. ¡Oh cuánto en ti la dur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FernandoDeHerrera_298.xml</text:p>
          </table:table-cell>
          <table:table-cell office:value-type="string">
            <text:p>suerte discorde se mostró y ajena!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JuanDeTassisYPeralta_187.xml</text:p>
          </table:table-cell>
          <table:table-cell office:value-type="string">
            <text:p>poca son hoy ceniza y mucha hierba</text:p>
          </table:table-cell>
          <table:table-cell office:value-type="string">
            <text:p>4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JuanDeTassisYPeralta_187.xml</text:p>
          </table:table-cell>
          <table:table-cell office:value-type="string">
            <text:p>que al poderoso culto nos reserva</text:p>
          </table:table-cell>
          <table:table-cell office:value-type="string">
            <text:p>5</text:p>
          </table:table-cell>
          <table:table-cell office:value-type="string">
            <text:p>B-ex_dobj_verb I-cc_crossclause</text:p>
          </table:table-cell>
        </table:table-row>
        <table:table-row>
          <table:table-cell office:value-type="string">
            <text:p>JuanaInesDeLaCruz_3.xml</text:p>
          </table:table-cell>
          <table:table-cell office:value-type="string">
            <text:p>y sólo quiero ser correspondid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JuanaInesDeLaCruz_3.xml</text:p>
          </table:table-cell>
          <table:table-cell office:value-type="string">
            <text:p>de aquel que de mi amor réditos cobra;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JuanaInesDeLaCruz_53.xml</text:p>
          </table:table-cell>
          <table:table-cell office:value-type="string">
            <text:p>pudiera, del discurso con los graves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JuanaInesDeLaCruz_53.xml</text:p>
          </table:table-cell>
          <table:table-cell office:value-type="string">
            <text:p>reflejos, conocer si lo intentaras: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ArgensolaBartolome_60.xml</text:p>
          </table:table-cell>
          <table:table-cell office:value-type="string">
            <text:p>del rayo celestial verás volvella</text:p>
          </table:table-cell>
          <table:table-cell office:value-type="string">
            <text:p>11</text:p>
          </table:table-cell>
          <table:table-cell office:value-type="string">
            <text:p>B-pb_adj_prep I-pb_noun_prep</text:p>
          </table:table-cell>
        </table:table-row>
        <table:table-row>
          <table:table-cell office:value-type="string">
            <text:p>ArgensolaBartolome_60.xml</text:p>
          </table:table-cell>
          <table:table-cell office:value-type="string">
            <text:p>a verte, como en vidrio cristalino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JuanDeArguijo_64.xml</text:p>
          </table:table-cell>
          <table:table-cell office:value-type="string">
            <text:p>por la voz dulce y cortesano avis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JuanDeArguijo_64.xml</text:p>
          </table:table-cell>
          <table:table-cell office:value-type="string">
            <text:p>del culto Lope, que en su nueva historia</text:p>
          </table:table-cell>
          <table:table-cell office:value-type="string">
            <text:p>12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JuanaInesDeLaCruz_72.xml</text:p>
          </table:table-cell>
          <table:table-cell office:value-type="string">
            <text:p>que aunque dejas burlado el lazo estrech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JuanaInesDeLaCruz_72.xml</text:p>
          </table:table-cell>
          <table:table-cell office:value-type="string">
            <text:p>que tu forma fantástica ceñía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</table:table>
      <table:table table:name="15th-17th">
        <table:table-row>
          <table:table-cell office:value-type="string">
            <text:p>FileName</text:p>
          </table:table-cell>
          <table:table-cell office:value-type="string">
            <text:p>Line</text:p>
          </table:table-cell>
          <table:table-cell office:value-type="string">
            <text:p>LNbr</text:p>
          </table:table-cell>
          <table:table-cell office:value-type="string">
            <text:p>EnjType</text:p>
          </table:table-cell>
        </table:table-row>
        <table:table-row>
          <table:table-cell office:value-type="string">
            <text:p>Jiménez_Cerdán,_Beatriz__407g~~Soneto_a_la_muerte_de_Isabel_de_Borbón__0900.xml</text:p>
          </table:table-cell>
          <table:table-cell office:value-type="string">
            <text:p>que anocheció la más lucida estrella</text:p>
          </table:table-cell>
          <table:table-cell office:value-type="string">
            <text:p>8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Jiménez_Cerdán,_Beatriz__407g~~Soneto_a_la_muerte_de_Isabel_de_Borbón__0900.xml</text:p>
          </table:table-cell>
          <table:table-cell office:value-type="string">
            <text:p>que atenta celebra las memorias</text:p>
          </table:table-cell>
          <table:table-cell office:value-type="string">
            <text:p>9</text:p>
          </table:table-cell>
          <table:table-cell office:value-type="string">
            <text:p>B-pb_noun_prep I-cc_crossclause</text:p>
          </table:table-cell>
        </table:table-row>
        <table:table-row>
          <table:table-cell office:value-type="string">
            <text:p>Galtero,_Pedro_Jerónimo__222g~~A_la_muerte_del_doctor_Juan_Pérez_Montalbán__0467.xml</text:p>
          </table:table-cell>
          <table:table-cell office:value-type="string">
            <text:p>de su aliento vital restó, devoto</text:p>
          </table:table-cell>
          <table:table-cell office:value-type="string">
            <text:p>11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Galtero,_Pedro_Jerónimo__222g~~A_la_muerte_del_doctor_Juan_Pérez_Montalbán__0467.xml</text:p>
          </table:table-cell>
          <table:table-cell office:value-type="string">
            <text:p>y culto dedo de pastor imprima</text:p>
          </table:table-cell>
          <table:table-cell office:value-type="string">
            <text:p>12</text:p>
          </table:table-cell>
          <table:table-cell office:value-type="string">
            <text:p>B-ex_dobj_verb I-pb_noun_prep</text:p>
          </table:table-cell>
        </table:table-row>
        <table:table-row>
          <table:table-cell office:value-type="string">
            <text:p>Cueva_y_Silva,_Leonor_de_la__273g~~Soneto__0558.xml</text:p>
          </table:table-cell>
          <table:table-cell office:value-type="string">
            <text:p>a quien vence la hermosa jardiner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Cueva_y_Silva,_Leonor_de_la__273g~~Soneto__0558.xml</text:p>
          </table:table-cell>
          <table:table-cell office:value-type="string">
            <text:p>que por la vista alegra y enamora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Sor_María_de_Santa_Isabel__435g~~Soneto__0941.xml</text:p>
          </table:table-cell>
          <table:table-cell office:value-type="string">
            <text:p>de una ausencia, si ya no sol ni ave</text:p>
          </table:table-cell>
          <table:table-cell office:value-type="string">
            <text:p>11</text:p>
          </table:table-cell>
          <table:table-cell office:value-type="string">
            <text:p>B-pb_adj_noun I-pb_noun_prep</text:p>
          </table:table-cell>
        </table:table-row>
        <table:table-row>
          <table:table-cell office:value-type="string">
            <text:p>Sor_María_de_Santa_Isabel__435g~~Soneto__0941.xml</text:p>
          </table:table-cell>
          <table:table-cell office:value-type="string">
            <text:p>racional, la belleza milagrosa</text:p>
          </table:table-cell>
          <table:table-cell office:value-type="string">
            <text:p>12</text:p>
          </table:table-cell>
          <table:table-cell office:value-type="string">
            <text:p>B-pb_adj_noun I-pb_adj_noun</text:p>
          </table:table-cell>
        </table:table-row>
      </table:table>
      <table:table table:name="18th">
        <table:table-row>
          <table:table-cell office:value-type="string">
            <text:p>FileName</text:p>
          </table:table-cell>
          <table:table-cell office:value-type="string">
            <text:p>Line</text:p>
          </table:table-cell>
          <table:table-cell office:value-type="string">
            <text:p>LNbr</text:p>
          </table:table-cell>
          <table:table-cell office:value-type="string">
            <text:p>EnjType</text:p>
          </table:table-cell>
        </table:table-row>
        <table:table-row>
          <table:table-cell office:value-type="string">
            <text:p>González,_Diego__032e~~A_la_paz_ventajosamente_concluida_por_Carlos_III__0165.xml</text:p>
          </table:table-cell>
          <table:table-cell office:value-type="string">
            <text:p>dones mil del tesoro inagotable</text:p>
          </table:table-cell>
          <table:table-cell office:value-type="string">
            <text:p>8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González,_Diego__032e~~A_la_paz_ventajosamente_concluida_por_Carlos_III__0165.xml</text:p>
          </table:table-cell>
          <table:table-cell office:value-type="string">
            <text:p>de su amor, y por Carlos negociada,</text:p>
          </table:table-cell>
          <table:table-cell office:value-type="string">
            <text:p>9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Fray_Diego_González__024e~~A_la_paz__0114.xml</text:p>
          </table:table-cell>
          <table:table-cell office:value-type="string">
            <text:p>dones mil del tesoro inagotable</text:p>
          </table:table-cell>
          <table:table-cell office:value-type="string">
            <text:p>8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Fray_Diego_González__024e~~A_la_paz__0114.xml</text:p>
          </table:table-cell>
          <table:table-cell office:value-type="string">
            <text:p>de su amor; y por Carlos negociada,</text:p>
          </table:table-cell>
          <table:table-cell office:value-type="string">
            <text:p>9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Verdugo_Castilla,_Alfonso__052e~~Soneto_satírico__0308.xml</text:p>
          </table:table-cell>
          <table:table-cell office:value-type="string">
            <text:p>en luz, robada no, sino influida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Verdugo_Castilla,_Alfonso__052e~~Soneto_satírico__0308.xml</text:p>
          </table:table-cell>
          <table:table-cell office:value-type="string">
            <text:p>de numen tal, que a su eficacia pura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</table:table>
      <table:table table:name="19th">
        <table:table-row>
          <table:table-cell office:value-type="string">
            <text:p>FileName</text:p>
          </table:table-cell>
          <table:table-cell office:value-type="string">
            <text:p>Line</text:p>
          </table:table-cell>
          <table:table-cell office:value-type="string">
            <text:p>LNbr</text:p>
          </table:table-cell>
          <table:table-cell office:value-type="string">
            <text:p>EnjType</text:p>
          </table:table-cell>
        </table:table-row>
        <table:table-row>
          <table:table-cell office:value-type="string">
            <text:p>Espronceda,_José_de__280n~~Dido_y_Eneas__0921.xml</text:p>
          </table:table-cell>
          <table:table-cell office:value-type="string">
            <text:p>poniendo a algunos de ellos dura brid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Espronceda,_José_de__280n~~Dido_y_Eneas__0921.xml</text:p>
          </table:table-cell>
          <table:table-cell office:value-type="string">
            <text:p>que le haga mascar barro, escupir soda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Sierra,_Justo__514n~~Funeral_bucólico__1931__II__02.xml</text:p>
          </table:table-cell>
          <table:table-cell office:value-type="string">
            <text:p>de las pastoras rompe en delirante</text:p>
          </table:table-cell>
          <table:table-cell office:value-type="string">
            <text:p>11</text:p>
          </table:table-cell>
          <table:table-cell office:value-type="string">
            <text:p>B-pb_adj_noun I-pb_noun_prep</text:p>
          </table:table-cell>
        </table:table-row>
        <table:table-row>
          <table:table-cell office:value-type="string">
            <text:p>Sierra,_Justo__514n~~Funeral_bucólico__1931__II__02.xml</text:p>
          </table:table-cell>
          <table:table-cell office:value-type="string">
            <text:p>grito de amor que llena el aire en ceso.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Alba,_Armando_J.__627n~~La_poesía__2308.xml</text:p>
          </table:table-cell>
          <table:table-cell office:value-type="string">
            <text:p>canto el grandioso e inmortal poema</text:p>
          </table:table-cell>
          <table:table-cell office:value-type="string">
            <text:p>11</text:p>
          </table:table-cell>
          <table:table-cell office:value-type="string">
            <text:p>B-cc_crossclause I-ex_subj_verb</text:p>
          </table:table-cell>
        </table:table-row>
        <table:table-row>
          <table:table-cell office:value-type="string">
            <text:p>Alba,_Armando_J.__627n~~La_poesía__2308.xml</text:p>
          </table:table-cell>
          <table:table-cell office:value-type="string">
            <text:p>que dio vida y belleza al Universo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Querolt,_Vicente_Wenceslao__263n~~La_fiesta_de_Venus__0853__I__01.xml</text:p>
          </table:table-cell>
          <table:table-cell office:value-type="string">
            <text:p>cuyos abrazos lánguidos y besos</text:p>
          </table:table-cell>
          <table:table-cell office:value-type="string">
            <text:p>4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Querolt,_Vicente_Wenceslao__263n~~La_fiesta_de_Venus__0853__I__01.xml</text:p>
          </table:table-cell>
          <table:table-cell office:value-type="string">
            <text:p>dulces y prolongados, adormecen</text:p>
          </table:table-cell>
          <table:table-cell office:value-type="string">
            <text:p>5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Althaus,_Clemente__373n~~A_un_cóndor_enjaulado__1398.xml</text:p>
          </table:table-cell>
          <table:table-cell office:value-type="string">
            <text:p>Mas yo pronto a las playas adoradas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lthaus,_Clemente__373n~~A_un_cóndor_enjaulado__1398.xml</text:p>
          </table:table-cell>
          <table:table-cell office:value-type="string">
            <text:p>de mi dulce Perú tornar esper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Ugarte_y_Pages,_Francisco_Javier__342n~~El_Padre_Eterno__1145.xml</text:p>
          </table:table-cell>
          <table:table-cell office:value-type="string">
            <text:p>y yo bendeciré la excelsa man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Ugarte_y_Pages,_Francisco_Javier__342n~~El_Padre_Eterno__1145.xml</text:p>
          </table:table-cell>
          <table:table-cell office:value-type="string">
            <text:p>que dirija mi paso vacilante: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Ugarte_y_Pages,_Francisco_Javier__342n~~La_sementera__1172.xml</text:p>
          </table:table-cell>
          <table:table-cell office:value-type="string">
            <text:p>¡Odio, muerte, exterminio!: las semillas</text:p>
          </table:table-cell>
          <table:table-cell office:value-type="string">
            <text:p>11</text:p>
          </table:table-cell>
          <table:table-cell office:value-type="string">
            <text:p>B-cc_crossclause I-pb_noun_prep</text:p>
          </table:table-cell>
        </table:table-row>
        <table:table-row>
          <table:table-cell office:value-type="string">
            <text:p>Ugarte_y_Pages,_Francisco_Javier__342n~~La_sementera__1172.xml</text:p>
          </table:table-cell>
          <table:table-cell office:value-type="string">
            <text:p>que a los surcos del crimen llevó el viento..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Valdés,_Gabriel_de_la_Concepción_(Plácido)__345n~~Despedida_a_mi_madre__1202.xml</text:p>
          </table:table-cell>
          <table:table-cell office:value-type="string">
            <text:p>Inocente, espontáneo, como el llant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Valdés,_Gabriel_de_la_Concepción_(Plácido)__345n~~Despedida_a_mi_madre__1202.xml</text:p>
          </table:table-cell>
          <table:table-cell office:value-type="string">
            <text:p>que vertiera al nacer... ya el cuello inclino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Heredia,_José_María__457n~~Desconfianza__1743.xml</text:p>
          </table:table-cell>
          <table:table-cell office:value-type="string">
            <text:p>Perdóname si tengo desconfianz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Heredia,_José_María__457n~~Desconfianza__1743.xml</text:p>
          </table:table-cell>
          <table:table-cell office:value-type="string">
            <text:p>de que duren tu amor y tu terneza: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Arnao,_Nicolás__256n~~A_puro_lomos__0820.xml</text:p>
          </table:table-cell>
          <table:table-cell office:value-type="string">
            <text:p>por vuestro amor prefiero el sacrifici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rnao,_Nicolás__256n~~A_puro_lomos__0820.xml</text:p>
          </table:table-cell>
          <table:table-cell office:value-type="string">
            <text:p>de cargar mi cosecha a puros lomos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aristany,_Fernando__629n~~John_Keats__2325.xml</text:p>
          </table:table-cell>
          <table:table-cell office:value-type="string">
            <text:p>se me nubla de pronto la magia encantador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Maristany,_Fernando__629n~~John_Keats__2325.xml</text:p>
          </table:table-cell>
          <table:table-cell office:value-type="string">
            <text:p>del impulsivo amor. Y a solas, y a la orilla</text:p>
          </table:table-cell>
          <table:table-cell office:value-type="string">
            <text:p>12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Sanchís_Sivera,_José__266n~~Soneto__0856.xml</text:p>
          </table:table-cell>
          <table:table-cell office:value-type="string">
            <text:p>sólo lo sabe Dios, y en su camino</text:p>
          </table:table-cell>
          <table:table-cell office:value-type="string">
            <text:p>11</text:p>
          </table:table-cell>
          <table:table-cell office:value-type="string">
            <text:p>B-pb_noun_prep I-cc_crossclause</text:p>
          </table:table-cell>
        </table:table-row>
        <table:table-row>
          <table:table-cell office:value-type="string">
            <text:p>Sanchís_Sivera,_José__266n~~Soneto__0856.xml</text:p>
          </table:table-cell>
          <table:table-cell office:value-type="string">
            <text:p>de llantos y desgracias desde el ciel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Sierra,_Justo__514n~~Florencia__1929.xml</text:p>
          </table:table-cell>
          <table:table-cell office:value-type="string">
            <text:p>sabré sentir tu luz, que retenida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Sierra,_Justo__514n~~Florencia__1929.xml</text:p>
          </table:table-cell>
          <table:table-cell office:value-type="string">
            <text:p>por el mármol de Angelo, reparte</text:p>
          </table:table-cell>
          <table:table-cell office:value-type="string">
            <text:p>12</text:p>
          </table:table-cell>
          <table:table-cell office:value-type="string">
            <text:p>B-ex_dobj_verb I-pb_adj_prep</text:p>
          </table:table-cell>
        </table:table-row>
        <table:table-row>
          <table:table-cell office:value-type="string">
            <text:p>Alarcón,_Pedro_Antonio_de__404n~~En_el_muladar__1539.xml</text:p>
          </table:table-cell>
          <table:table-cell office:value-type="string">
            <text:p>y la sola esperanza, el solo amig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larcón,_Pedro_Antonio_de__404n~~En_el_muladar__1539.xml</text:p>
          </table:table-cell>
          <table:table-cell office:value-type="string">
            <text:p>del que llora, padece y necesita..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Lasso_de_la_Vega_Fiscowich,_Ángel__616n~~El_amor_tardío__2280.xml</text:p>
          </table:table-cell>
          <table:table-cell office:value-type="string">
            <text:p>por todos los medios de atraerme trata</text:p>
          </table:table-cell>
          <table:table-cell office:value-type="string">
            <text:p>4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Lasso_de_la_Vega_Fiscowich,_Ángel__616n~~El_amor_tardío__2280.xml</text:p>
          </table:table-cell>
          <table:table-cell office:value-type="string">
            <text:p>a las redes de Cipris tan temibles.</text:p>
          </table:table-cell>
          <table:table-cell office:value-type="string">
            <text:p>5</text:p>
          </table:table-cell>
          <table:table-cell office:value-type="string">
            <text:p>I-pb_verb_cprep</text:p>
          </table:table-cell>
        </table:table-row>
        <table:table-row>
          <table:table-cell office:value-type="string">
            <text:p>Agustini,_Delmira__321n~~El_vampiro__1056.xml</text:p>
          </table:table-cell>
          <table:table-cell office:value-type="string">
            <text:p>por la cruel daga rara y exquisita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Agustini,_Delmira__321n~~El_vampiro__1056.xml</text:p>
          </table:table-cell>
          <table:table-cell office:value-type="string">
            <text:p>de un mal sin nombre, ¡hasta sangrarlo en llanto!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Jiménez_Lamar,_Gabriel__462n~~Separación__1765.xml</text:p>
          </table:table-cell>
          <table:table-cell office:value-type="string">
            <text:p>Callamos. Nos asaltan los instantes supremos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Jiménez_Lamar,_Gabriel__462n~~Separación__1765.xml</text:p>
          </table:table-cell>
          <table:table-cell office:value-type="string">
            <text:p>de mi pronta partida para tierras lejanas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Ugarte_y_Pages,_Francisco_Javier__342n~~La_mano_de_Dios__1185.xml</text:p>
          </table:table-cell>
          <table:table-cell office:value-type="string">
            <text:p>¡Náufrago soy, rendido a la fierez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Ugarte_y_Pages,_Francisco_Javier__342n~~La_mano_de_Dios__1185.xml</text:p>
          </table:table-cell>
          <table:table-cell office:value-type="string">
            <text:p>del encrespado, indómito Océan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Agustini,_Delmira__321n~~Toque_de_oración__1064.xml</text:p>
          </table:table-cell>
          <table:table-cell office:value-type="string">
            <text:p>la esquila del pequeño campanario</text:p>
          </table:table-cell>
          <table:table-cell office:value-type="string">
            <text:p>11</text:p>
          </table:table-cell>
          <table:table-cell office:value-type="string">
            <text:p>B-cc_crossclause I-ex_dobj_verb</text:p>
          </table:table-cell>
        </table:table-row>
        <table:table-row>
          <table:table-cell office:value-type="string">
            <text:p>Agustini,_Delmira__321n~~Toque_de_oración__1064.xml</text:p>
          </table:table-cell>
          <table:table-cell office:value-type="string">
            <text:p>que se queja con un sollozo tierno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Tapia_y_Rivera,_Alejandro__532n~~Al_digno_y_sabio_intendente_don_Alejandro_Ramírez__1975.xml</text:p>
          </table:table-cell>
          <table:table-cell office:value-type="string">
            <text:p>y ordenó que a cambiar la era precaria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Tapia_y_Rivera,_Alejandro__532n~~Al_digno_y_sabio_intendente_don_Alejandro_Ramírez__1975.xml</text:p>
          </table:table-cell>
          <table:table-cell office:value-type="string">
            <text:p>en rico bienestar, fuese Ramiro...</text:p>
          </table:table-cell>
          <table:table-cell office:value-type="string">
            <text:p>12</text:p>
          </table:table-cell>
          <table:table-cell office:value-type="string">
            <text:p>B-ex_dobj_verb I-pb_verb_cprep</text:p>
          </table:table-cell>
        </table:table-row>
        <table:table-row>
          <table:table-cell office:value-type="string">
            <text:p>Herrera_y_Reissig,_Julio__363n~~El_despertar__1317.xml</text:p>
          </table:table-cell>
          <table:table-cell office:value-type="string">
            <text:p>El esquilón repite siempre su misma not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Herrera_y_Reissig,_Julio__363n~~El_despertar__1317.xml</text:p>
          </table:table-cell>
          <table:table-cell office:value-type="string">
            <text:p>de grillo de las cándidas églodas matutinas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Sarthou_Carreres,_Vicente__679n~~Mi_amor_aviva,_Jesús__2442.xml</text:p>
          </table:table-cell>
          <table:table-cell office:value-type="string">
            <text:p>de mi ser a tu Ser pueda inclinarte</text:p>
          </table:table-cell>
          <table:table-cell office:value-type="string">
            <text:p>4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Sarthou_Carreres,_Vicente__679n~~Mi_amor_aviva,_Jesús__2442.xml</text:p>
          </table:table-cell>
          <table:table-cell office:value-type="string">
            <text:p>a que enciendas en mí para loarte</text:p>
          </table:table-cell>
          <table:table-cell office:value-type="string">
            <text:p>5</text:p>
          </table:table-cell>
          <table:table-cell office:value-type="string">
            <text:p>B-ex_dobj_verb I-pb_noun_prep</text:p>
          </table:table-cell>
        </table:table-row>
        <table:table-row>
          <table:table-cell office:value-type="string">
            <text:p>Palau_y_Català,_Melchor__314n~~Sonetos__1023__IV__04.xml</text:p>
          </table:table-cell>
          <table:table-cell office:value-type="string">
            <text:p>a hurto disparando esos flechazo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Palau_y_Català,_Melchor__314n~~Sonetos__1023__IV__04.xml</text:p>
          </table:table-cell>
          <table:table-cell office:value-type="string">
            <text:p>que abren hondas heridas de cariño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Plaza,_Antonio__624n~~El_borracho__2305.xml</text:p>
          </table:table-cell>
          <table:table-cell office:value-type="string">
            <text:p>es intrépido, franco y excelente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Plaza,_Antonio__624n~~El_borracho__2305.xml</text:p>
          </table:table-cell>
          <table:table-cell office:value-type="string">
            <text:p>amigo; pero juzgo sin empacho</text:p>
          </table:table-cell>
          <table:table-cell office:value-type="string">
            <text:p>12</text:p>
          </table:table-cell>
          <table:table-cell office:value-type="string">
            <text:p>B-cc_crossclause I-pb_adj_noun</text:p>
          </table:table-cell>
        </table:table-row>
        <table:table-row>
          <table:table-cell office:value-type="string">
            <text:p>Díaz_Romero,_Eugenio__473n~~La_reja__1808.xml</text:p>
          </table:table-cell>
          <table:table-cell office:value-type="string">
            <text:p>ocultarte al llegar bajo la vieja</text:p>
          </table:table-cell>
          <table:table-cell office:value-type="string">
            <text:p>8</text:p>
          </table:table-cell>
          <table:table-cell office:value-type="string">
            <text:p>B-pb_adj_noun I-pb_verb_chain</text:p>
          </table:table-cell>
        </table:table-row>
        <table:table-row>
          <table:table-cell office:value-type="string">
            <text:p>Díaz_Romero,_Eugenio__473n~~La_reja__1808.xml</text:p>
          </table:table-cell>
          <table:table-cell office:value-type="string">
            <text:p>encina en que mis sueños se albergaron.</text:p>
          </table:table-cell>
          <table:table-cell office:value-type="string">
            <text:p>9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Díaz_Romero,_Eugenio__473n~~La_reja__1808.xml</text:p>
          </table:table-cell>
          <table:table-cell office:value-type="string">
            <text:p>adivinando casi el movimiento</text:p>
          </table:table-cell>
          <table:table-cell office:value-type="string">
            <text:p>11</text:p>
          </table:table-cell>
          <table:table-cell office:value-type="string">
            <text:p>B-pb_noun_prep I-pb_verb_chain</text:p>
          </table:table-cell>
        </table:table-row>
        <table:table-row>
          <table:table-cell office:value-type="string">
            <text:p>Díaz_Romero,_Eugenio__473n~~La_reja__1808.xml</text:p>
          </table:table-cell>
          <table:table-cell office:value-type="string">
            <text:p>de tu imagen esbelta y vencedora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Trenor,_Leopoldo__542n~~Primaveral__2008__La_voz_del_monje__06.xml</text:p>
          </table:table-cell>
          <table:table-cell office:value-type="string">
            <text:p>resuelto contemplé, porque el humano</text:p>
          </table:table-cell>
          <table:table-cell office:value-type="string">
            <text:p>11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Trenor,_Leopoldo__542n~~Primaveral__2008__La_voz_del_monje__06.xml</text:p>
          </table:table-cell>
          <table:table-cell office:value-type="string">
            <text:p>entendimiento olvida en su impotencia</text:p>
          </table:table-cell>
          <table:table-cell office:value-type="string">
            <text:p>12</text:p>
          </table:table-cell>
          <table:table-cell office:value-type="string">
            <text:p>B-cc_crossclause I-pb_adj_noun</text:p>
          </table:table-cell>
        </table:table-row>
        <table:table-row>
          <table:table-cell office:value-type="string">
            <text:p>Rodríguez_Díaz,_Carlos__414n~~La_Puerta_del_Sol__1643.xml</text:p>
          </table:table-cell>
          <table:table-cell office:value-type="string">
            <text:p>un horizonte ñoño y baladí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odríguez_Díaz,_Carlos__414n~~La_Puerta_del_Sol__1643.xml</text:p>
          </table:table-cell>
          <table:table-cell office:value-type="string">
            <text:p>que jamás se ha teñido de arrebol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Hine,_Luis__604n~~Salomé__2258.xml</text:p>
          </table:table-cell>
          <table:table-cell office:value-type="string">
            <text:p>y ordenó le llevaran la cabeza cortada</text:p>
          </table:table-cell>
          <table:table-cell office:value-type="string">
            <text:p>11</text:p>
          </table:table-cell>
          <table:table-cell office:value-type="string">
            <text:p>B-pb_noun_prep I-ex_subj_verb</text:p>
          </table:table-cell>
        </table:table-row>
        <table:table-row>
          <table:table-cell office:value-type="string">
            <text:p>Hine,_Luis__604n~~Salomé__2258.xml</text:p>
          </table:table-cell>
          <table:table-cell office:value-type="string">
            <text:p>del Profeta importuno que turbó su alegría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Alas,_Leopoldo_«Clarín»__522n~~Soneto__1945.xml</text:p>
          </table:table-cell>
          <table:table-cell office:value-type="string">
            <text:p>débil barquilla en forma de canast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Alas,_Leopoldo_«Clarín»__522n~~Soneto__1945.xml</text:p>
          </table:table-cell>
          <table:table-cell office:value-type="string">
            <text:p>adornada con lindas banderolas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Bermúdez,_Anacleto__012n~~El_paseo_por_el_Tínima__0034.xml</text:p>
          </table:table-cell>
          <table:table-cell office:value-type="string">
            <text:p>una ninfa salió, que blandamente</text:p>
          </table:table-cell>
          <table:table-cell office:value-type="string">
            <text:p>11</text:p>
          </table:table-cell>
          <table:table-cell office:value-type="string">
            <text:p>B-pb_verb_adv</text:p>
          </table:table-cell>
        </table:table-row>
        <table:table-row>
          <table:table-cell office:value-type="string">
            <text:p>Bermúdez,_Anacleto__012n~~El_paseo_por_el_Tínima__0034.xml</text:p>
          </table:table-cell>
          <table:table-cell office:value-type="string">
            <text:p>enjugar quiso mi angustiado lloro:</text:p>
          </table:table-cell>
          <table:table-cell office:value-type="string">
            <text:p>12</text:p>
          </table:table-cell>
          <table:table-cell office:value-type="string">
            <text:p>I-pb_verb_adv</text:p>
          </table:table-cell>
        </table:table-row>
        <table:table-row>
          <table:table-cell office:value-type="string">
            <text:p>Agustini,_Delmira__321n~~Lo_inefable__1053.xml</text:p>
          </table:table-cell>
          <table:table-cell office:value-type="string">
            <text:p>¿No habéis sentido nunca el extraño dolor</text:p>
          </table:table-cell>
          <table:table-cell office:value-type="string">
            <text:p>4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gustini,_Delmira__321n~~Lo_inefable__1053.xml</text:p>
          </table:table-cell>
          <table:table-cell office:value-type="string">
            <text:p>de un pensamiento inmenso que se arraiga en la vida,</text:p>
          </table:table-cell>
          <table:table-cell office:value-type="string">
            <text:p>5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Herrera_y_Reissig,_Julio__363n~~Panteísmo__1307.xml</text:p>
          </table:table-cell>
          <table:table-cell office:value-type="string">
            <text:p>de nuestro ser... Un inaudito halago</text:p>
          </table:table-cell>
          <table:table-cell office:value-type="string">
            <text:p>11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Herrera_y_Reissig,_Julio__363n~~Panteísmo__1307.xml</text:p>
          </table:table-cell>
          <table:table-cell office:value-type="string">
            <text:p>de consubstanciación y aéreo giro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Querolt,_Vicente_Wenceslao__263n~~La_fiesta_de_Venus__0853__IV__04.xml</text:p>
          </table:table-cell>
          <table:table-cell office:value-type="string">
            <text:p>los vívidos cambiantes y el incierto</text:p>
          </table:table-cell>
          <table:table-cell office:value-type="string">
            <text:p>8</text:p>
          </table:table-cell>
          <table:table-cell office:value-type="string">
            <text:p>B-pb_adj_noun I-pb_relword</text:p>
          </table:table-cell>
        </table:table-row>
        <table:table-row>
          <table:table-cell office:value-type="string">
            <text:p>Querolt,_Vicente_Wenceslao__263n~~La_fiesta_de_Venus__0853__IV__04.xml</text:p>
          </table:table-cell>
          <table:table-cell office:value-type="string">
            <text:p>vaivén de sus llanuras solitarias,</text:p>
          </table:table-cell>
          <table:table-cell office:value-type="string">
            <text:p>9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Riba_Palacio,_Vicente__121n~~Al_viento__0373.xml</text:p>
          </table:table-cell>
          <table:table-cell office:value-type="string">
            <text:p>pero hanme dicho ya mis desventura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iba_Palacio,_Vicente__121n~~Al_viento__0373.xml</text:p>
          </table:table-cell>
          <table:table-cell office:value-type="string">
            <text:p>que eres viento, no más, cuando te quejas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Zaldumbide_Gangotena,_Julio__605n~~En_tempestad_sin_tregua_de_bonanza__2261.xml</text:p>
          </table:table-cell>
          <table:table-cell office:value-type="string">
            <text:p>¡Ay! Si has de ser de piedra a la agoní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Zaldumbide_Gangotena,_Julio__605n~~En_tempestad_sin_tregua_de_bonanza__2261.xml</text:p>
          </table:table-cell>
          <table:table-cell office:value-type="string">
            <text:p>del pobre corazón que te ama tant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Palau_y_Català,_Melchor__314n~~Sonetos__1023__III__03.xml</text:p>
          </table:table-cell>
          <table:table-cell office:value-type="string">
            <text:p>sólo mostraste con delirio insan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Palau_y_Català,_Melchor__314n~~Sonetos__1023__III__03.xml</text:p>
          </table:table-cell>
          <table:table-cell office:value-type="string">
            <text:p>que no pudo en tu pecho hallar abrigo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Zorrilla,_José__149n~~Roma_y_Cristo__0434__V__05.xml</text:p>
          </table:table-cell>
          <table:table-cell office:value-type="string">
            <text:p>de olímpico esplendor, volvió indolente</text:p>
          </table:table-cell>
          <table:table-cell office:value-type="string">
            <text:p>11</text:p>
          </table:table-cell>
          <table:table-cell office:value-type="string">
            <text:p>B-pb_adj_prep I-pb_noun_prep</text:p>
          </table:table-cell>
        </table:table-row>
        <table:table-row>
          <table:table-cell office:value-type="string">
            <text:p>Zorrilla,_José__149n~~Roma_y_Cristo__0434__V__05.xml</text:p>
          </table:table-cell>
          <table:table-cell office:value-type="string">
            <text:p>a alojar en palacios sus legiones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Urbach,_Carlos_Póo__031n~~Budoir__0082.xml</text:p>
          </table:table-cell>
          <table:table-cell office:value-type="string">
            <text:p>y voluptuoso olor de resinosas</text:p>
          </table:table-cell>
          <table:table-cell office:value-type="string">
            <text:p>8</text:p>
          </table:table-cell>
          <table:table-cell office:value-type="string">
            <text:p>B-pb_adj_noun I-pb_noun_prep</text:p>
          </table:table-cell>
        </table:table-row>
        <table:table-row>
          <table:table-cell office:value-type="string">
            <text:p>Urbach,_Carlos_Póo__031n~~Budoir__0082.xml</text:p>
          </table:table-cell>
          <table:table-cell office:value-type="string">
            <text:p>maderas esculpidas. Grave escudo</text:p>
          </table:table-cell>
          <table:table-cell office:value-type="string">
            <text:p>9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Urbach,_Carlos_Póo__031n~~Budoir__0082.xml</text:p>
          </table:table-cell>
          <table:table-cell office:value-type="string">
            <text:p>ahoga las pisadas. En la incierta</text:p>
          </table:table-cell>
          <table:table-cell office:value-type="string">
            <text:p>11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Urbach,_Carlos_Póo__031n~~Budoir__0082.xml</text:p>
          </table:table-cell>
          <table:table-cell office:value-type="string">
            <text:p>penumbra de la tarde, yace mudo</text:p>
          </table:table-cell>
          <table:table-cell office:value-type="string">
            <text:p>12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Valle,_Margarita_del__590n~~Exvotos...__2195.xml</text:p>
          </table:table-cell>
          <table:table-cell office:value-type="string">
            <text:p>y se arrastra, como una Mesalina</text:p>
          </table:table-cell>
          <table:table-cell office:value-type="string">
            <text:p>11</text:p>
          </table:table-cell>
          <table:table-cell office:value-type="string">
            <text:p>B-cc_crossclause I-cc_crossclause</text:p>
          </table:table-cell>
        </table:table-row>
        <table:table-row>
          <table:table-cell office:value-type="string">
            <text:p>Valle,_Margarita_del__590n~~Exvotos...__2195.xml</text:p>
          </table:table-cell>
          <table:table-cell office:value-type="string">
            <text:p>que desciende a la paz de la cabaña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Lles,_Francisco__090n~~Soy__0306.xml</text:p>
          </table:table-cell>
          <table:table-cell office:value-type="string">
            <text:p>brusca de mis ideales, germinó la apoteosis</text:p>
          </table:table-cell>
          <table:table-cell office:value-type="string">
            <text:p>8</text:p>
          </table:table-cell>
          <table:table-cell office:value-type="string">
            <text:p>B-pb_noun_prep I-pb_adj_noun</text:p>
          </table:table-cell>
        </table:table-row>
        <table:table-row>
          <table:table-cell office:value-type="string">
            <text:p>Lles,_Francisco__090n~~Soy__0306.xml</text:p>
          </table:table-cell>
          <table:table-cell office:value-type="string">
            <text:p>del desencantamiento que dio a mi mal protervo,</text:p>
          </table:table-cell>
          <table:table-cell office:value-type="string">
            <text:p>9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Garaycochea,_Miguel_W.__387n~~Sonetos__1481__II__02.xml</text:p>
          </table:table-cell>
          <table:table-cell office:value-type="string">
            <text:p>alumbra nuestra dicha, nos inflama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Garaycochea,_Miguel_W.__387n~~Sonetos__1481__II__02.xml</text:p>
          </table:table-cell>
          <table:table-cell office:value-type="string">
            <text:p>del entusiasmo patrio que en él arde,</text:p>
          </table:table-cell>
          <table:table-cell office:value-type="string">
            <text:p>12</text:p>
          </table:table-cell>
          <table:table-cell office:value-type="string">
            <text:p>I-pb_verb_cprep</text:p>
          </table:table-cell>
        </table:table-row>
        <table:table-row>
          <table:table-cell office:value-type="string">
            <text:p>Sanchís_Sivera,_José__266n~~A_la_memoria_de_don_Pedro_Calderón_de_la_Barca__0857.xml</text:p>
          </table:table-cell>
          <table:table-cell office:value-type="string">
            <text:p>contempla airoso el regio monument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Sanchís_Sivera,_José__266n~~A_la_memoria_de_don_Pedro_Calderón_de_la_Barca__0857.xml</text:p>
          </table:table-cell>
          <table:table-cell office:value-type="string">
            <text:p>que el mundo sin cesar a ti levanta</text:p>
          </table:table-cell>
          <table:table-cell office:value-type="string">
            <text:p>12</text:p>
          </table:table-cell>
          <table:table-cell office:value-type="string">
            <text:p>B-pb_verb_chain I-cc_crossclause</text:p>
          </table:table-cell>
        </table:table-row>
        <table:table-row>
          <table:table-cell office:value-type="string">
            <text:p>Bermúdez_y_Ortega,_Federico__157n~~Símbolo__0481.xml</text:p>
          </table:table-cell>
          <table:table-cell office:value-type="string">
            <text:p>la luna, y al verter sus argentadas</text:p>
          </table:table-cell>
          <table:table-cell office:value-type="string">
            <text:p>11</text:p>
          </table:table-cell>
          <table:table-cell office:value-type="string">
            <text:p>B-pb_adj_noun I-ex_subj_verb</text:p>
          </table:table-cell>
        </table:table-row>
        <table:table-row>
          <table:table-cell office:value-type="string">
            <text:p>Bermúdez_y_Ortega,_Federico__157n~~Símbolo__0481.xml</text:p>
          </table:table-cell>
          <table:table-cell office:value-type="string">
            <text:p>claridades silentes en las ruinas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Pichardo_y_Peralta,_Manuel_Serafín__227n~~Soy_cubano__0734.xml</text:p>
          </table:table-cell>
          <table:table-cell office:value-type="string">
            <text:p>una divina Caridad del Cobre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Pichardo_y_Peralta,_Manuel_Serafín__227n~~Soy_cubano__0734.xml</text:p>
          </table:table-cell>
          <table:table-cell office:value-type="string">
            <text:p>que me resguarda del dolor y murria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Carrasquilla_Mallarino,_Eduardo__470n~~Rumbos_supremos__1782.xml</text:p>
          </table:table-cell>
          <table:table-cell office:value-type="string">
            <text:p>sigue alumbrando en la negrura los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Carrasquilla_Mallarino,_Eduardo__470n~~Rumbos_supremos__1782.xml</text:p>
          </table:table-cell>
          <table:table-cell office:value-type="string">
            <text:p>rumbos supremos... Y la altiva mente</text:p>
          </table:table-cell>
          <table:table-cell office:value-type="string">
            <text:p>12</text:p>
          </table:table-cell>
          <table:table-cell office:value-type="string">
            <text:p>B-ex_subj_verb I-pb_relword</text:p>
          </table:table-cell>
        </table:table-row>
        <table:table-row>
          <table:table-cell office:value-type="string">
            <text:p>Cuervo,_Guillermo__189n~~Junio__0642.xml</text:p>
          </table:table-cell>
          <table:table-cell office:value-type="string">
            <text:p>rumor de aguas lejanas, y el acento</text:p>
          </table:table-cell>
          <table:table-cell office:value-type="string">
            <text:p>4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Cuervo,_Guillermo__189n~~Junio__0642.xml</text:p>
          </table:table-cell>
          <table:table-cell office:value-type="string">
            <text:p>de las aves, idioma y sentimiento</text:p>
          </table:table-cell>
          <table:table-cell office:value-type="string">
            <text:p>5</text:p>
          </table:table-cell>
          <table:table-cell office:value-type="string">
            <text:p>B-cc_crossclause I-pb_noun_prep</text:p>
          </table:table-cell>
        </table:table-row>
        <table:table-row>
          <table:table-cell office:value-type="string">
            <text:p>Valdés,_Gabriel_de_la_Concepción_(Plácido)__345n~~Tristes_memorias__1205.xml</text:p>
          </table:table-cell>
          <table:table-cell office:value-type="string">
            <text:p>de las célicas dichas, y de cuantas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Valdés,_Gabriel_de_la_Concepción_(Plácido)__345n~~Tristes_memorias__1205.xml</text:p>
          </table:table-cell>
          <table:table-cell office:value-type="string">
            <text:p>gracias me prodigó, y ora las flores,</text:p>
          </table:table-cell>
          <table:table-cell office:value-type="string">
            <text:p>12</text:p>
          </table:table-cell>
          <table:table-cell office:value-type="string">
            <text:p>I-pb_relword</text:p>
          </table:table-cell>
        </table:table-row>
        <table:table-row>
          <table:table-cell office:value-type="string">
            <text:p>Mendoza,_Carlos__637n~~Diciembre__2356.xml</text:p>
          </table:table-cell>
          <table:table-cell office:value-type="string">
            <text:p>alternan con los agrios lagrimone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Mendoza,_Carlos__637n~~Diciembre__2356.xml</text:p>
          </table:table-cell>
          <table:table-cell office:value-type="string">
            <text:p>que vierten mil vivientes esqueletos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Rodríguez_Embil,_Luis__225n~~El_poema_del_amor_y_de_la_muerte__0728__II__02.xml</text:p>
          </table:table-cell>
          <table:table-cell office:value-type="string">
            <text:p>tempestad naufragar a los perdidos</text:p>
          </table:table-cell>
          <table:table-cell office:value-type="string">
            <text:p>4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Rodríguez_Embil,_Luis__225n~~El_poema_del_amor_y_de_la_muerte__0728__II__02.xml</text:p>
          </table:table-cell>
          <table:table-cell office:value-type="string">
            <text:p>navegantes que, ciegos, y atraídos</text:p>
          </table:table-cell>
          <table:table-cell office:value-type="string">
            <text:p>5</text:p>
          </table:table-cell>
          <table:table-cell office:value-type="string">
            <text:p>B-pb_adj_prep I-pb_adj_noun</text:p>
          </table:table-cell>
        </table:table-row>
        <table:table-row>
          <table:table-cell office:value-type="string">
            <text:p>Rivera,_Domingo__233n~~Yo,_a_mi_cuerpo__0745.xml</text:p>
          </table:table-cell>
          <table:table-cell office:value-type="string">
            <text:p>¿Por qué no te he de amar? ¿Qué seré el dí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ivera,_Domingo__233n~~Yo,_a_mi_cuerpo__0745.xml</text:p>
          </table:table-cell>
          <table:table-cell office:value-type="string">
            <text:p>que tú dejes de ser? ¡Profundo arcano!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Querolt,_Vicente_Wenceslao__263n~~La_fiesta_de_Venus__0853__V__05.xml</text:p>
          </table:table-cell>
          <table:table-cell office:value-type="string">
            <text:p>cuerdas de seda pérsica, al ligero</text:p>
          </table:table-cell>
          <table:table-cell office:value-type="string">
            <text:p>4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Querolt,_Vicente_Wenceslao__263n~~La_fiesta_de_Venus__0853__V__05.xml</text:p>
          </table:table-cell>
          <table:table-cell office:value-type="string">
            <text:p>soplo del aire henchidos; con la popa</text:p>
          </table:table-cell>
          <table:table-cell office:value-type="string">
            <text:p>5</text:p>
          </table:table-cell>
          <table:table-cell office:value-type="string">
            <text:p>B-pb_noun_prep I-pb_adj_noun</text:p>
          </table:table-cell>
        </table:table-row>
        <table:table-row>
          <table:table-cell office:value-type="string">
            <text:p>Rodríguez_Cáceres,_Ricardo__359n~~En_el_sepulcro__1264.xml</text:p>
          </table:table-cell>
          <table:table-cell office:value-type="string">
            <text:p>la ninfa de la fuente, el sol de fueg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odríguez_Cáceres,_Ricardo__359n~~En_el_sepulcro__1264.xml</text:p>
          </table:table-cell>
          <table:table-cell office:value-type="string">
            <text:p>que en sus tallos y vástagos nutrían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Zorrilla,_José__149n~~Roma_y_Cristo__0434__I__01.xml</text:p>
          </table:table-cell>
          <table:table-cell office:value-type="string">
            <text:p>y alzó hasta la deidad desconocid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Zorrilla,_José__149n~~Roma_y_Cristo__0434__I__01.xml</text:p>
          </table:table-cell>
          <table:table-cell office:value-type="string">
            <text:p>templo y altar; y en este laberinto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López_Velarde,_Ramón__290n~~Clor_de_cuento__0967.xml</text:p>
          </table:table-cell>
          <table:table-cell office:value-type="string">
            <text:p>se fue para otros climas, y pacíficamente</text:p>
          </table:table-cell>
          <table:table-cell office:value-type="string">
            <text:p>11</text:p>
          </table:table-cell>
          <table:table-cell office:value-type="string">
            <text:p>B-pb_verb_adv I-ex_subj_verb</text:p>
          </table:table-cell>
        </table:table-row>
        <table:table-row>
          <table:table-cell office:value-type="string">
            <text:p>López_Velarde,_Ramón__290n~~Clor_de_cuento__0967.xml</text:p>
          </table:table-cell>
          <table:table-cell office:value-type="string">
            <text:p>celebraré contigo mis regios esponsales,</text:p>
          </table:table-cell>
          <table:table-cell office:value-type="string">
            <text:p>12</text:p>
          </table:table-cell>
          <table:table-cell office:value-type="string">
            <text:p>I-pb_verb_adv</text:p>
          </table:table-cell>
        </table:table-row>
        <table:table-row>
          <table:table-cell office:value-type="string">
            <text:p>Estrada,_Ángel_de__416n~~Soneto__1647.xml</text:p>
          </table:table-cell>
          <table:table-cell office:value-type="string">
            <text:p>en él, vertiginoso, es una sombr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Estrada,_Ángel_de__416n~~Soneto__1647.xml</text:p>
          </table:table-cell>
          <table:table-cell office:value-type="string">
            <text:p>rauda volando cual visión de un mito</text:p>
          </table:table-cell>
          <table:table-cell office:value-type="string">
            <text:p>12</text:p>
          </table:table-cell>
          <table:table-cell office:value-type="string">
            <text:p>B-cc_crossclause I-pb_adj_noun</text:p>
          </table:table-cell>
        </table:table-row>
        <table:table-row>
          <table:table-cell office:value-type="string">
            <text:p>Ugarte_y_Pages,_Francisco_Javier__342n~~Ni_Dios_ni_amo__1151.xml</text:p>
          </table:table-cell>
          <table:table-cell office:value-type="string">
            <text:p>Difama sin piedad la redentor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Ugarte_y_Pages,_Francisco_Javier__342n~~Ni_Dios_ni_amo__1151.xml</text:p>
          </table:table-cell>
          <table:table-cell office:value-type="string">
            <text:p>escuela del dolor y el sacrificio...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Agustini,_Delmira__321n~~Luz_púrpura_con_tu_retrato__1076.xml</text:p>
          </table:table-cell>
          <table:table-cell office:value-type="string">
            <text:p>y me abro en flor. Entonces, soberanos</text:p>
          </table:table-cell>
          <table:table-cell office:value-type="string">
            <text:p>8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gustini,_Delmira__321n~~Luz_púrpura_con_tu_retrato__1076.xml</text:p>
          </table:table-cell>
          <table:table-cell office:value-type="string">
            <text:p>de la sombra y la luz, tus ojos graves</text:p>
          </table:table-cell>
          <table:table-cell office:value-type="string">
            <text:p>9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Valverde_López,_Carlos__330n~~Amarillo__1115.xml</text:p>
          </table:table-cell>
          <table:table-cell office:value-type="string">
            <text:p>y en su espalda un carcaj, destino cieg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Valverde_López,_Carlos__330n~~Amarillo__1115.xml</text:p>
          </table:table-cell>
          <table:table-cell office:value-type="string">
            <text:p>de las flechas del astro en vendaval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Teurbe_Tolón_y_de_la_Guardia,_Miguel__166n~~Poesía_dedicada_a_la_bandera__0530.xml</text:p>
          </table:table-cell>
          <table:table-cell office:value-type="string">
            <text:p>clavando este estandarte en nuestra tierr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Teurbe_Tolón_y_de_la_Guardia,_Miguel__166n~~Poesía_dedicada_a_la_bandera__0530.xml</text:p>
          </table:table-cell>
          <table:table-cell office:value-type="string">
            <text:p>que luzca siempre y que por siempre vibre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Ugarte_y_Pages,_Francisco_Javier__342n~~En_Sierra_Morena__1171.xml</text:p>
          </table:table-cell>
          <table:table-cell office:value-type="string">
            <text:p>los mundos que creaste, todavía</text:p>
          </table:table-cell>
          <table:table-cell office:value-type="string">
            <text:p>11</text:p>
          </table:table-cell>
          <table:table-cell office:value-type="string">
            <text:p>B-pb_verb_adv</text:p>
          </table:table-cell>
        </table:table-row>
        <table:table-row>
          <table:table-cell office:value-type="string">
            <text:p>Ugarte_y_Pages,_Francisco_Javier__342n~~En_Sierra_Morena__1171.xml</text:p>
          </table:table-cell>
          <table:table-cell office:value-type="string">
            <text:p>pudiera honrarte más y enaltecerte</text:p>
          </table:table-cell>
          <table:table-cell office:value-type="string">
            <text:p>12</text:p>
          </table:table-cell>
          <table:table-cell office:value-type="string">
            <text:p>B-pb_verb_adv I-pb_verb_adv</text:p>
          </table:table-cell>
        </table:table-row>
        <table:table-row>
          <table:table-cell office:value-type="string">
            <text:p>Quental,_Anthero_de__426n~~Despertar__1668.xml</text:p>
          </table:table-cell>
          <table:table-cell office:value-type="string">
            <text:p>me despierta. Y es noche. Es el dolor</text:p>
          </table:table-cell>
          <table:table-cell office:value-type="string">
            <text:p>11</text:p>
          </table:table-cell>
          <table:table-cell office:value-type="string">
            <text:p>B-cc_crossclause I-ex_subj_verb</text:p>
          </table:table-cell>
        </table:table-row>
        <table:table-row>
          <table:table-cell office:value-type="string">
            <text:p>Quental,_Anthero_de__426n~~Despertar__1668.xml</text:p>
          </table:table-cell>
          <table:table-cell office:value-type="string">
            <text:p>que vela como antes a mi lado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López_Velarde,_Ramón__290n~~Mientras_muere_la_tarde__0964.xml</text:p>
          </table:table-cell>
          <table:table-cell office:value-type="string">
            <text:p>la llama de mi amor, yo me contento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López_Velarde,_Ramón__290n~~Mientras_muere_la_tarde__0964.xml</text:p>
          </table:table-cell>
          <table:table-cell office:value-type="string">
            <text:p>con el hondo mirar de tus arcanos</text:p>
          </table:table-cell>
          <table:table-cell office:value-type="string">
            <text:p>12</text:p>
          </table:table-cell>
          <table:table-cell office:value-type="string">
            <text:p>B-pb_adj_noun I-pb_adj_prep</text:p>
          </table:table-cell>
        </table:table-row>
        <table:table-row>
          <table:table-cell office:value-type="string">
            <text:p>Rivas_Frade,_Federico__677n~~En_la_sierra__2436.xml</text:p>
          </table:table-cell>
          <table:table-cell office:value-type="string">
            <text:p>y al volver al oriente sus miradas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Rivas_Frade,_Federico__677n~~En_la_sierra__2436.xml</text:p>
          </table:table-cell>
          <table:table-cell office:value-type="string">
            <text:p>lánguidas de cansancio y amargura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Flores,_Manuel_María__301n~~Genoveva__0990.xml</text:p>
          </table:table-cell>
          <table:table-cell office:value-type="string">
            <text:p>solitaria y dulcísima palom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Flores,_Manuel_María__301n~~Genoveva__0990.xml</text:p>
          </table:table-cell>
          <table:table-cell office:value-type="string">
            <text:p>ajena de este mundo a los azares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Trenor,_Leopoldo__542n~~Primaveral__2008__El_secreto_de_la_vida__01.xml</text:p>
          </table:table-cell>
          <table:table-cell office:value-type="string">
            <text:p>y marché peregrino en seguimiento</text:p>
          </table:table-cell>
          <table:table-cell office:value-type="string">
            <text:p>4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Trenor,_Leopoldo__542n~~Primaveral__2008__El_secreto_de_la_vida__01.xml</text:p>
          </table:table-cell>
          <table:table-cell office:value-type="string">
            <text:p>de ese ardiente nostálgico ardimiento.</text:p>
          </table:table-cell>
          <table:table-cell office:value-type="string">
            <text:p>5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untadas_Joumet,_Juan_Federico__672n~~Inquietud__2428.xml</text:p>
          </table:table-cell>
          <table:table-cell office:value-type="string">
            <text:p>apaciguar estériles enojo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Muntadas_Joumet,_Juan_Federico__672n~~Inquietud__2428.xml</text:p>
          </table:table-cell>
          <table:table-cell office:value-type="string">
            <text:p>que al alma abruman con tenaz porfía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Riba_Palacio,_Vicente__121n~~En_El_Escorial__0372.xml</text:p>
          </table:table-cell>
          <table:table-cell office:value-type="string">
            <text:p>esclavo de sí mismo, un soberan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iba_Palacio,_Vicente__121n~~En_El_Escorial__0372.xml</text:p>
          </table:table-cell>
          <table:table-cell office:value-type="string">
            <text:p>que la vida cruzó sin un amigo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Bermejo,_Enrique__620n~~El_borracho__2289.xml</text:p>
          </table:table-cell>
          <table:table-cell office:value-type="string">
            <text:p>es intrépido, franco y excelente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Bermejo,_Enrique__620n~~El_borracho__2289.xml</text:p>
          </table:table-cell>
          <table:table-cell office:value-type="string">
            <text:p>amigo; pero juzgo sin empacho</text:p>
          </table:table-cell>
          <table:table-cell office:value-type="string">
            <text:p>12</text:p>
          </table:table-cell>
          <table:table-cell office:value-type="string">
            <text:p>B-cc_crossclause I-pb_adj_noun</text:p>
          </table:table-cell>
        </table:table-row>
        <table:table-row>
          <table:table-cell office:value-type="string">
            <text:p>Casal,_Julián_del__068n~~La_aparición__0239.xml</text:p>
          </table:table-cell>
          <table:table-cell office:value-type="string">
            <text:p>deleite invade a Herodes. La rojiza</text:p>
          </table:table-cell>
          <table:table-cell office:value-type="string">
            <text:p>4</text:p>
          </table:table-cell>
          <table:table-cell office:value-type="string">
            <text:p>B-pb_adj_noun I-ex_subj_verb</text:p>
          </table:table-cell>
        </table:table-row>
        <table:table-row>
          <table:table-cell office:value-type="string">
            <text:p>Casal,_Julián_del__068n~~La_aparición__0239.xml</text:p>
          </table:table-cell>
          <table:table-cell office:value-type="string">
            <text:p>espada fulgurante inmoviliza</text:p>
          </table:table-cell>
          <table:table-cell office:value-type="string">
            <text:p>5</text:p>
          </table:table-cell>
          <table:table-cell office:value-type="string">
            <text:p>B-ex_dobj_verb I-pb_adj_noun</text:p>
          </table:table-cell>
        </table:table-row>
        <table:table-row>
          <table:table-cell office:value-type="string">
            <text:p>Querolt,_Vicente_Wenceslao__263n~~La_fiesta_de_Venus__0853__II__02.xml</text:p>
          </table:table-cell>
          <table:table-cell office:value-type="string">
            <text:p>todo el golfo del África, y los senos</text:p>
          </table:table-cell>
          <table:table-cell office:value-type="string">
            <text:p>8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Querolt,_Vicente_Wenceslao__263n~~La_fiesta_de_Venus__0853__II__02.xml</text:p>
          </table:table-cell>
          <table:table-cell office:value-type="string">
            <text:p>de sus risueñas costas, y el enjambre</text:p>
          </table:table-cell>
          <table:table-cell office:value-type="string">
            <text:p>9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Querolt,_Vicente_Wenceslao__263n~~La_fiesta_de_Venus__0853__II__02.xml</text:p>
          </table:table-cell>
          <table:table-cell office:value-type="string">
            <text:p>cristal, parecen cual bandada de aves</text:p>
          </table:table-cell>
          <table:table-cell office:value-type="string">
            <text:p>11</text:p>
          </table:table-cell>
          <table:table-cell office:value-type="string">
            <text:p>B-pb_adj_noun I-ex_subj_verb</text:p>
          </table:table-cell>
        </table:table-row>
        <table:table-row>
          <table:table-cell office:value-type="string">
            <text:p>Querolt,_Vicente_Wenceslao__263n~~La_fiesta_de_Venus__0853__II__02.xml</text:p>
          </table:table-cell>
          <table:table-cell office:value-type="string">
            <text:p>fugitivas del África, que el sueño</text:p>
          </table:table-cell>
          <table:table-cell office:value-type="string">
            <text:p>12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Betancourt,_José_Ramón_de__210n~~La_que_debo_amar__0695.xml</text:p>
          </table:table-cell>
          <table:table-cell office:value-type="string">
            <text:p>que en su fiel corazón guarde el tesor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Betancourt,_José_Ramón_de__210n~~La_que_debo_amar__0695.xml</text:p>
          </table:table-cell>
          <table:table-cell office:value-type="string">
            <text:p>de mi honor, mi consuelo y mi ventura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López_Velarde,_Ramón__290n~~Del_seminario__0968.xml</text:p>
          </table:table-cell>
          <table:table-cell office:value-type="string">
            <text:p>en las misas solemnes, cuando brillaba oro</text:p>
          </table:table-cell>
          <table:table-cell office:value-type="string">
            <text:p>11</text:p>
          </table:table-cell>
          <table:table-cell office:value-type="string">
            <text:p>B-pb_noun_prep I-ex_subj_verb</text:p>
          </table:table-cell>
        </table:table-row>
        <table:table-row>
          <table:table-cell office:value-type="string">
            <text:p>López_Velarde,_Ramón__290n~~Del_seminario__0968.xml</text:p>
          </table:table-cell>
          <table:table-cell office:value-type="string">
            <text:p>de casullas y mitras, en aquellas mañanas</text:p>
          </table:table-cell>
          <table:table-cell office:value-type="string">
            <text:p>12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Herrera_y_Reissig,_Julio__363n~~El_crepúsculo_del_martirio__1335.xml</text:p>
          </table:table-cell>
          <table:table-cell office:value-type="string">
            <text:p>que no tuviera eco... La cristiana</text:p>
          </table:table-cell>
          <table:table-cell office:value-type="string">
            <text:p>4</text:p>
          </table:table-cell>
          <table:table-cell office:value-type="string">
            <text:p>B-pb_adj_noun I-cc_crossclause</text:p>
          </table:table-cell>
        </table:table-row>
        <table:table-row>
          <table:table-cell office:value-type="string">
            <text:p>Herrera_y_Reissig,_Julio__363n~~El_crepúsculo_del_martirio__1335.xml</text:p>
          </table:table-cell>
          <table:table-cell office:value-type="string">
            <text:p>viudez de aquella hora en la campana,</text:p>
          </table:table-cell>
          <table:table-cell office:value-type="string">
            <text:p>5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Ortiz,_Carlos__151n~~Llanto_por_una_muerte__0452.xml</text:p>
          </table:table-cell>
          <table:table-cell office:value-type="string">
            <text:p>y no ayuda alejando la conciencia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Ortiz,_Carlos__151n~~Llanto_por_una_muerte__0452.xml</text:p>
          </table:table-cell>
          <table:table-cell office:value-type="string">
            <text:p>de la imagen del cuerpo sepultado.</text:p>
          </table:table-cell>
          <table:table-cell office:value-type="string">
            <text:p>12</text:p>
          </table:table-cell>
          <table:table-cell office:value-type="string">
            <text:p>I-pb_verb_cprep</text:p>
          </table:table-cell>
        </table:table-row>
        <table:table-row>
          <table:table-cell office:value-type="string">
            <text:p>Agustini,_Delmira__321n~~Florecimiento__1048.xml</text:p>
          </table:table-cell>
          <table:table-cell office:value-type="string">
            <text:p>tal manos frescas, ¡ah!... ¿por qué tormentos</text:p>
          </table:table-cell>
          <table:table-cell office:value-type="string">
            <text:p>8</text:p>
          </table:table-cell>
          <table:table-cell office:value-type="string">
            <text:p>B-pb_adj_noun I-ex_dobj_verb</text:p>
          </table:table-cell>
        </table:table-row>
        <table:table-row>
          <table:table-cell office:value-type="string">
            <text:p>Agustini,_Delmira__321n~~Florecimiento__1048.xml</text:p>
          </table:table-cell>
          <table:table-cell office:value-type="string">
            <text:p>misteriosos los rostros palidecen</text:p>
          </table:table-cell>
          <table:table-cell office:value-type="string">
            <text:p>9</text:p>
          </table:table-cell>
          <table:table-cell office:value-type="string">
            <text:p>B-pb_verb_adv I-pb_adj_noun</text:p>
          </table:table-cell>
        </table:table-row>
        <table:table-row>
          <table:table-cell office:value-type="string">
            <text:p>Rodajo,_Andrés__112n~~Soneto__0360.xml</text:p>
          </table:table-cell>
          <table:table-cell office:value-type="string">
            <text:p>¡Todo sucumbe ante el fatal destino</text:p>
          </table:table-cell>
          <table:table-cell office:value-type="string">
            <text:p>11</text:p>
          </table:table-cell>
          <table:table-cell office:value-type="string">
            <text:p>B-cc_crossclause I-pb_noun_prep</text:p>
          </table:table-cell>
        </table:table-row>
        <table:table-row>
          <table:table-cell office:value-type="string">
            <text:p>Rodajo,_Andrés__112n~~Soneto__0360.xml</text:p>
          </table:table-cell>
          <table:table-cell office:value-type="string">
            <text:p>que el universo como ley proclama!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Silva,_José_Asunción__409n~~A_Ariadna__1613.xml</text:p>
          </table:table-cell>
          <table:table-cell office:value-type="string">
            <text:p>con la nostalgia se encontrara a solas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Silva,_José_Asunción__409n~~A_Ariadna__1613.xml</text:p>
          </table:table-cell>
          <table:table-cell office:value-type="string">
            <text:p>sobre las aguas de la mar gigante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Reyes,_Arturo__245n~~A_Málaga__0793.xml</text:p>
          </table:table-cell>
          <table:table-cell office:value-type="string">
            <text:p>dar ya fin para siempre a mi camino</text:p>
          </table:table-cell>
          <table:table-cell office:value-type="string">
            <text:p>11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Reyes,_Arturo__245n~~A_Málaga__0793.xml</text:p>
          </table:table-cell>
          <table:table-cell office:value-type="string">
            <text:p>del zafir de tu cielo a los fulgores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Fernández_y_González,_Esteban__483n~~¡1904!__1828.xml</text:p>
          </table:table-cell>
          <table:table-cell office:value-type="string">
            <text:p>¡Vanos efluvios de fugaz esenci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Fernández_y_González,_Esteban__483n~~¡1904!__1828.xml</text:p>
          </table:table-cell>
          <table:table-cell office:value-type="string">
            <text:p>que acrecientan efímeras pasiones!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Nápoles_Fajardo,_Juan_Cristóbal__505n~~Mis_resabios__1897.xml</text:p>
          </table:table-cell>
          <table:table-cell office:value-type="string">
            <text:p>hablar poco y burlarme de aquel hombre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Nápoles_Fajardo,_Juan_Cristóbal__505n~~Mis_resabios__1897.xml</text:p>
          </table:table-cell>
          <table:table-cell office:value-type="string">
            <text:p>que por sabio pasando, es un jumento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Estrada,_Ángel_de__416n~~Calma__1645.xml</text:p>
          </table:table-cell>
          <table:table-cell office:value-type="string">
            <text:p>al cruzar por el diáfano paisaje</text:p>
          </table:table-cell>
          <table:table-cell office:value-type="string">
            <text:p>11</text:p>
          </table:table-cell>
          <table:table-cell office:value-type="string">
            <text:p>B-pb_noun_prep I-pb_verb_chain</text:p>
          </table:table-cell>
        </table:table-row>
        <table:table-row>
          <table:table-cell office:value-type="string">
            <text:p>Estrada,_Ángel_de__416n~~Calma__1645.xml</text:p>
          </table:table-cell>
          <table:table-cell office:value-type="string">
            <text:p>de alma, fuente y estatua, con anhelo</text:p>
          </table:table-cell>
          <table:table-cell office:value-type="string">
            <text:p>12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Piedra,_Francisco_Sisto__054n~~El_cráneo_de_la_selva__0176.xml</text:p>
          </table:table-cell>
          <table:table-cell office:value-type="string">
            <text:p>del grito postrimero de su inerte</text:p>
          </table:table-cell>
          <table:table-cell office:value-type="string">
            <text:p>11</text:p>
          </table:table-cell>
          <table:table-cell office:value-type="string">
            <text:p>B-pb_adj_noun I-pb_noun_prep</text:p>
          </table:table-cell>
        </table:table-row>
        <table:table-row>
          <table:table-cell office:value-type="string">
            <text:p>Piedra,_Francisco_Sisto__054n~~El_cráneo_de_la_selva__0176.xml</text:p>
          </table:table-cell>
          <table:table-cell office:value-type="string">
            <text:p>boca, o con el alma estremecida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Althaus,_Clemente__373n~~El_hablador__1386.xml</text:p>
          </table:table-cell>
          <table:table-cell office:value-type="string">
            <text:p>y a tanta reunión la antes escas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Althaus,_Clemente__373n~~El_hablador__1386.xml</text:p>
          </table:table-cell>
          <table:table-cell office:value-type="string">
            <text:p>sala se desocupa, y solamente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Querolt,_Vicente_Wenceslao__263n~~La_fiesta_de_Venus__0853__III__03.xml</text:p>
          </table:table-cell>
          <table:table-cell office:value-type="string">
            <text:p>yacen inmobles semejando aquellas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Querolt,_Vicente_Wenceslao__263n~~La_fiesta_de_Venus__0853__III__03.xml</text:p>
          </table:table-cell>
          <table:table-cell office:value-type="string">
            <text:p>escenas de los dioses que el eterno</text:p>
          </table:table-cell>
          <table:table-cell office:value-type="string">
            <text:p>12</text:p>
          </table:table-cell>
          <table:table-cell office:value-type="string">
            <text:p>B-pb_adj_noun I-pb_relword</text:p>
          </table:table-cell>
        </table:table-row>
        <table:table-row>
          <table:table-cell office:value-type="string">
            <text:p>Borrero,_Juana__354n~~Crepuscular__1236.xml</text:p>
          </table:table-cell>
          <table:table-cell office:value-type="string">
            <text:p>se escucha el aleteo de los cisnes</text:p>
          </table:table-cell>
          <table:table-cell office:value-type="string">
            <text:p>4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Borrero,_Juana__354n~~Crepuscular__1236.xml</text:p>
          </table:table-cell>
          <table:table-cell office:value-type="string">
            <text:p>que, como un grupo de nevadas flores,</text:p>
          </table:table-cell>
          <table:table-cell office:value-type="string">
            <text:p>5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Morales,_Sebastián_Alfredo_de__465n~~A_Nactalia__1771__I__01.xml</text:p>
          </table:table-cell>
          <table:table-cell office:value-type="string">
            <text:p>y aunque el tiempo veloz la pompa ultraje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Morales,_Sebastián_Alfredo_de__465n~~A_Nactalia__1771__I__01.xml</text:p>
          </table:table-cell>
          <table:table-cell office:value-type="string">
            <text:p>de ese tu brillo juvenil lozan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orales,_Tomás__633n~~Vamos_llegando_en_medio...__2333.xml</text:p>
          </table:table-cell>
          <table:table-cell office:value-type="string">
            <text:p>que hasta el viento parece que ha muerto en la bahía...</text:p>
          </table:table-cell>
          <table:table-cell office:value-type="string">
            <text:p>8</text:p>
          </table:table-cell>
          <table:table-cell office:value-type="string">
            <text:p>B-cc_crossclause I-cc_crossclause</text:p>
          </table:table-cell>
        </table:table-row>
        <table:table-row>
          <table:table-cell office:value-type="string">
            <text:p>Morales,_Tomás__633n~~Vamos_llegando_en_medio...__2333.xml</text:p>
          </table:table-cell>
          <table:table-cell office:value-type="string">
            <text:p>Entramos lentamente; a nuestro lado quedan</text:p>
          </table:table-cell>
          <table:table-cell office:value-type="string">
            <text:p>9</text:p>
          </table:table-cell>
          <table:table-cell office:value-type="string">
            <text:p>B-ex_subj_verb I-cc_crossclause</text:p>
          </table:table-cell>
        </table:table-row>
        <table:table-row>
          <table:table-cell office:value-type="string">
            <text:p>Herrera_y_Reissig,_Julio__363n~~Nirvana_crepuscular__1319.xml</text:p>
          </table:table-cell>
          <table:table-cell office:value-type="string">
            <text:p>materialización de una quimera...</text:p>
          </table:table-cell>
          <table:table-cell office:value-type="string">
            <text:p>8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Herrera_y_Reissig,_Julio__363n~~Nirvana_crepuscular__1319.xml</text:p>
          </table:table-cell>
          <table:table-cell office:value-type="string">
            <text:p>En consubstanciación con aquel bello</text:p>
          </table:table-cell>
          <table:table-cell office:value-type="string">
            <text:p>9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Ortiz,_Carlos__151n~~Soneto__0441.xml</text:p>
          </table:table-cell>
          <table:table-cell office:value-type="string">
            <text:p>y a la estrella acorrala con su lanz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Ortiz,_Carlos__151n~~Soneto__0441.xml</text:p>
          </table:table-cell>
          <table:table-cell office:value-type="string">
            <text:p>de albo rayo, fatal como ninguna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Trueba,_Antonio_de__118n~~Soneto__0366.xml</text:p>
          </table:table-cell>
          <table:table-cell office:value-type="string">
            <text:p>con celadas que no usan ni las sordas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Trueba,_Antonio_de__118n~~Soneto__0366.xml</text:p>
          </table:table-cell>
          <table:table-cell office:value-type="string">
            <text:p>de taparrabo y tez de chocolate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Urbach,_Carlos_Póo__031n~~In_extremis__0067.xml</text:p>
          </table:table-cell>
          <table:table-cell office:value-type="string">
            <text:p>que bordan los linderos del camino</text:p>
          </table:table-cell>
          <table:table-cell office:value-type="string">
            <text:p>11</text:p>
          </table:table-cell>
          <table:table-cell office:value-type="string">
            <text:p>B-cc_crossclause I-cc_crossclause</text:p>
          </table:table-cell>
        </table:table-row>
        <table:table-row>
          <table:table-cell office:value-type="string">
            <text:p>Urbach,_Carlos_Póo__031n~~In_extremis__0067.xml</text:p>
          </table:table-cell>
          <table:table-cell office:value-type="string">
            <text:p>donde en áspero lecho de fría piedra</text:p>
          </table:table-cell>
          <table:table-cell office:value-type="string">
            <text:p>12</text:p>
          </table:table-cell>
          <table:table-cell office:value-type="string">
            <text:p>B-cc_crossclause I-cc_crossclause</text:p>
          </table:table-cell>
        </table:table-row>
        <table:table-row>
          <table:table-cell office:value-type="string">
            <text:p>Figueroa,_Rudolfo__401n~~Pinceladas__1530__VIII__08.xml</text:p>
          </table:table-cell>
          <table:table-cell office:value-type="string">
            <text:p>y entre tanto rumor que se derrama</text:p>
          </table:table-cell>
          <table:table-cell office:value-type="string">
            <text:p>11</text:p>
          </table:table-cell>
          <table:table-cell office:value-type="string">
            <text:p>B-pb_verb_chain</text:p>
          </table:table-cell>
        </table:table-row>
        <table:table-row>
          <table:table-cell office:value-type="string">
            <text:p>Figueroa,_Rudolfo__401n~~Pinceladas__1530__VIII__08.xml</text:p>
          </table:table-cell>
          <table:table-cell office:value-type="string">
            <text:p>predomina el monótono voceo</text:p>
          </table:table-cell>
          <table:table-cell office:value-type="string">
            <text:p>12</text:p>
          </table:table-cell>
          <table:table-cell office:value-type="string">
            <text:p>B-ex_dobj_verb I-pb_verb_chain</text:p>
          </table:table-cell>
        </table:table-row>
        <table:table-row>
          <table:table-cell office:value-type="string">
            <text:p>Goygoechea_Menéndez,_Martín__367n~~Soneto__1356.xml</text:p>
          </table:table-cell>
          <table:table-cell office:value-type="string">
            <text:p>que alza el Aquidabán. Alguna enseña</text:p>
          </table:table-cell>
          <table:table-cell office:value-type="string">
            <text:p>8</text:p>
          </table:table-cell>
          <table:table-cell office:value-type="string">
            <text:p>B-pb_adj_noun I-cc_crossclause</text:p>
          </table:table-cell>
        </table:table-row>
        <table:table-row>
          <table:table-cell office:value-type="string">
            <text:p>Goygoechea_Menéndez,_Martín__367n~~Soneto__1356.xml</text:p>
          </table:table-cell>
          <table:table-cell office:value-type="string">
            <text:p>deshilachada, trágica, en la brisa</text:p>
          </table:table-cell>
          <table:table-cell office:value-type="string">
            <text:p>9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Herrera_y_Reissig,_Julio__363n~~La_liga__1309.xml</text:p>
          </table:table-cell>
          <table:table-cell office:value-type="string">
            <text:p>la tarde... Tu mirada se hizo muda</text:p>
          </table:table-cell>
          <table:table-cell office:value-type="string">
            <text:p>11</text:p>
          </table:table-cell>
          <table:table-cell office:value-type="string">
            <text:p>B-pb_adj_prep I-ex_dobj_verb</text:p>
          </table:table-cell>
        </table:table-row>
        <table:table-row>
          <table:table-cell office:value-type="string">
            <text:p>Herrera_y_Reissig,_Julio__363n~~La_liga__1309.xml</text:p>
          </table:table-cell>
          <table:table-cell office:value-type="string">
            <text:p>al erótico ritmo; ¡y desde el pardo</text:p>
          </table:table-cell>
          <table:table-cell office:value-type="string">
            <text:p>12</text:p>
          </table:table-cell>
          <table:table-cell office:value-type="string">
            <text:p>B-pb_adj_noun I-pb_adj_prep</text:p>
          </table:table-cell>
        </table:table-row>
        <table:table-row>
          <table:table-cell office:value-type="string">
            <text:p>Goygoechea_Menéndez,_Martín__367n~~Soneto__1357.xml</text:p>
          </table:table-cell>
          <table:table-cell office:value-type="string">
            <text:p>Cuatro supervivientes, -cuatro lentas</text:p>
          </table:table-cell>
          <table:table-cell office:value-type="string">
            <text:p>8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Goygoechea_Menéndez,_Martín__367n~~Soneto__1357.xml</text:p>
          </table:table-cell>
          <table:table-cell office:value-type="string">
            <text:p>figuras espectrales- se movieron...</text:p>
          </table:table-cell>
          <table:table-cell office:value-type="string">
            <text:p>9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Val,_Mariano_Miguel_de__092n~~Desde_El_Pilar__0317.xml</text:p>
          </table:table-cell>
          <table:table-cell office:value-type="string">
            <text:p>y su casco de oro de opulenta cimera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Val,_Mariano_Miguel_de__092n~~Desde_El_Pilar__0317.xml</text:p>
          </table:table-cell>
          <table:table-cell office:value-type="string">
            <text:p>coronada de nubes como plumas de raso</text:p>
          </table:table-cell>
          <table:table-cell office:value-type="string">
            <text:p>12</text:p>
          </table:table-cell>
          <table:table-cell office:value-type="string">
            <text:p>I-pb_relword</text:p>
          </table:table-cell>
        </table:table-row>
        <table:table-row>
          <table:table-cell office:value-type="string">
            <text:p>Fernández,_Cayetano__246n~~Soneto__0798.xml</text:p>
          </table:table-cell>
          <table:table-cell office:value-type="string">
            <text:p>Ni refrena el ardor, ni aguarda, ansioso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Fernández,_Cayetano__246n~~Soneto__0798.xml</text:p>
          </table:table-cell>
          <table:table-cell office:value-type="string">
            <text:p>de sorberse la tierra, el clarín bélico.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4.0</meta:generator>
  </office:meta>
</office:document-meta>
</file>